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ysql&gt; show databases;</text:p>
      <text:p text:style-name="Standard">+--------------------+</text:p>
      <text:p text:style-name="Standard">| Database <text:s text:c="10"/>|</text:p>
      <text:p text:style-name="Standard">+--------------------+</text:p>
      <text:p text:style-name="Standard">| Market <text:s text:c="12"/>|</text:p>
      <text:p text:style-name="Standard">| Modern_Tailors <text:s text:c="4"/>|</text:p>
      <text:p text:style-name="Standard">| School <text:s text:c="12"/>|</text:p>
      <text:p text:style-name="Standard">| information_schema |</text:p>
      <text:p text:style-name="Standard">| mysql <text:s text:c="13"/>|</text:p>
      <text:p text:style-name="Standard">| performance_schema |</text:p>
      <text:p text:style-name="Standard">| sys <text:s text:c="15"/>|</text:p>
      <text:p text:style-name="Standard">+--------------------+</text:p>
      <text:p text:style-name="Standard">7 rows in set (0.01 sec)</text:p>
      <text:p text:style-name="Standard"/>
      <text:p text:style-name="Standard">mysql&gt; use Market;</text:p>
      <text:p text:style-name="Standard">Reading table information for completion of table and column names</text:p>
      <text:p text:style-name="Standard">You can turn off this feature to get a quicker startup with -A</text:p>
      <text:p text:style-name="Standard"/>
      <text:p text:style-name="Standard">Database changed</text:p>
      <text:p text:style-name="Standard">mysql&gt; show table;</text:p>
      <text:p text:style-name="Standard">ERROR 1064 (42000): You have an error in your SQL syntax; check the manual that corresponds to your MySQL server version for the right syntax to use near '' at line 1</text:p>
      <text:p text:style-name="Standard">mysql&gt; show tables;</text:p>
      <text:p text:style-name="Standard">+------------------+</text:p>
      <text:p text:style-name="Standard">| Tables_in_Market |</text:p>
      <text:p text:style-name="Standard">+------------------+</text:p>
      <text:p text:style-name="Standard">| Products <text:s text:c="8"/>|</text:p>
      <text:p text:style-name="Standard">+------------------+</text:p>
      <text:p text:style-name="Standard">1 row in set (0.00 sec)</text:p>
      <text:p text:style-name="Standard"/>
      <text:p text:style-name="Standard">mysql&gt; desc Products;</text:p>
      <text:p text:style-name="Standard">+----------+-------------+------+-----+---------+-------+</text:p>
      <text:p text:style-name="Standard">| Field <text:s text:c="3"/>| Type <text:s text:c="7"/>| Null | Key | Default | Extra |</text:p>
      <text:p text:style-name="Standard">+----------+-------------+------+-----+---------+-------+</text:p>
      <text:p text:style-name="Standard">| id <text:s text:c="6"/>| int <text:s text:c="8"/>| NO <text:s text:c="2"/>| PRI | NULL <text:s text:c="3"/>| <text:s text:c="6"/>|</text:p>
      <text:p text:style-name="Standard">| name <text:s text:c="4"/>| varchar(20) | NO <text:s text:c="2"/>| <text:s text:c="4"/>| NULL <text:s text:c="3"/>| <text:s text:c="6"/>|</text:p>
      <text:p text:style-name="Standard">| items <text:s text:c="3"/>| varchar(20) | NO <text:s text:c="2"/>| <text:s text:c="4"/>| NULL <text:s text:c="3"/>| <text:s text:c="6"/>|</text:p>
      <text:p text:style-name="Standard">| quantity | int <text:s text:c="8"/>| NO <text:s text:c="2"/>| <text:s text:c="4"/>| NULL <text:s text:c="3"/>| <text:s text:c="6"/>|</text:p>
      <text:p text:style-name="Standard">| prize <text:s text:c="3"/>| int <text:s text:c="8"/>| NO <text:s text:c="2"/>| <text:s text:c="4"/>| NULL <text:s text:c="3"/>| <text:s text:c="6"/>|</text:p>
      <text:p text:style-name="Standard">| Total <text:s text:c="3"/>| int <text:s text:c="8"/>| NO <text:s text:c="2"/>| <text:s text:c="4"/>| NULL <text:s text:c="3"/>| <text:s text:c="6"/>|</text:p>
      <text:p text:style-name="Standard">+----------+-------------+------+-----+---------+-------+</text:p>
      <text:p text:style-name="Standard">6 rows in set (0.00 sec)</text:p>
      <text:p text:style-name="Standard"/>
      <text:p text:style-name="Standard">mysql&gt; SELECT * FROM Products;</text:p>
      <text:p text:style-name="Standard">+----+-----------------+-------------+----------+-------+-------+</text:p>
      <text:p text:style-name="Standard">| id | name <text:s text:c="11"/>| items <text:s text:c="6"/>| quantity | prize | Total |</text:p>
      <text:p text:style-name="Standard">+----+-----------------+-------------+----------+-------+-------+</text:p>
      <text:p text:style-name="Standard">| <text:s/>1 | Kasi <text:s text:c="11"/>| Tomato <text:s text:c="5"/>| <text:s text:c="7"/>2 | <text:s text:c="3"/>30 | <text:s text:c="3"/>60 |</text:p>
      <text:p text:style-name="Standard">| <text:s/>2 | Deepak <text:s text:c="9"/>| Potato <text:s text:c="5"/>| <text:s text:c="7"/>5 | <text:s text:c="3"/>45 | <text:s text:c="2"/>255 |</text:p>
      <text:p text:style-name="Standard">| <text:s/>3 | Keerthana <text:s text:c="6"/>| Onion <text:s text:c="6"/>| <text:s text:c="7"/>5 | <text:s text:c="3"/>65 | <text:s text:c="2"/>325 |</text:p>
      <text:p text:style-name="Standard">| <text:s/>4 | Meenu <text:s text:c="10"/>| Cabbage <text:s text:c="4"/>| <text:s text:c="7"/>5 | <text:s text:c="3"/>30 | <text:s text:c="2"/>150 |</text:p>
      <text:p text:style-name="Standard">| <text:s/>5 | Musaraf <text:s text:c="8"/>| Capsicum <text:s text:c="3"/>| <text:s text:c="7"/>5 | <text:s text:c="3"/>40 | <text:s text:c="2"/>200 |</text:p>
      <text:p text:style-name="Standard"><text:soft-page-break/>| <text:s/>6 | Pavan <text:s text:c="10"/>| Brinjal <text:s text:c="4"/>| <text:s text:c="7"/>6 | <text:s text:c="3"/>45 | <text:s text:c="2"/>270 |</text:p>
      <text:p text:style-name="Standard">| <text:s/>7 | Selva <text:s text:c="10"/>| Avacado <text:s text:c="4"/>| <text:s text:c="7"/>6 | <text:s text:c="3"/>35 | <text:s text:c="2"/>210 |</text:p>
      <text:p text:style-name="Standard">| <text:s/>8 | Suguram <text:s text:c="8"/>| Carrot <text:s text:c="5"/>| <text:s text:c="7"/>5 | <text:s text:c="3"/>40 | <text:s text:c="2"/>200 |</text:p>
      <text:p text:style-name="Standard">| <text:s/>9 | Vaishnavi <text:s text:c="6"/>| Cauliflower | <text:s text:c="7"/>3 | <text:s text:c="3"/>45 | <text:s text:c="2"/>135 |</text:p>
      <text:p text:style-name="Standard">| 10 | Venkatakrishnan | chillies <text:s text:c="3"/>| <text:s text:c="7"/>5 | <text:s text:c="3"/>25 | <text:s text:c="2"/>125 |</text:p>
      <text:p text:style-name="Standard">+----+-----------------+-------------+----------+-------+-------+</text:p>
      <text:p text:style-name="Standard">10 rows in set (0.00 sec)</text:p>
      <text:p text:style-name="Standard"/>
      <text:p text:style-name="Standard">mysql&gt; create table imports (items varchar(20) not null,city varchar(20) not null);</text:p>
      <text:p text:style-name="Standard">Query OK, 0 rows affected (0.05 sec)</text:p>
      <text:p text:style-name="Standard"/>
      <text:p text:style-name="Standard">mysql&gt; SELECT * FROM imports;</text:p>
      <text:p text:style-name="Standard">Empty set (0.00 sec)</text:p>
      <text:p text:style-name="Standard"/>
      <text:p text:style-name="Standard">mysql&gt; desc imports;</text:p>
      <text:p text:style-name="Standard">+-------+-------------+------+-----+---------+-------+</text:p>
      <text:p text:style-name="Standard">| Field | Type <text:s text:c="7"/>| Null | Key | Default | Extra |</text:p>
      <text:p text:style-name="Standard">+-------+-------------+------+-----+---------+-------+</text:p>
      <text:p text:style-name="Standard">| items | varchar(20) | NO <text:s text:c="2"/>| <text:s text:c="4"/>| NULL <text:s text:c="3"/>| <text:s text:c="6"/>|</text:p>
      <text:p text:style-name="Standard">| city <text:s/>| varchar(20) | NO <text:s text:c="2"/>| <text:s text:c="4"/>| NULL <text:s text:c="3"/>| <text:s text:c="6"/>|</text:p>
      <text:p text:style-name="Standard">+-------+-------------+------+-----+---------+-------+</text:p>
      <text:p text:style-name="Standard">2 rows in set (0.00 sec)</text:p>
      <text:p text:style-name="Standard"/>
      <text:p text:style-name="Standard">mysql&gt; insert into imports values ("Tomato","United states"),("Potato","Australia"),("Onion","china");</text:p>
      <text:p text:style-name="Standard">Query OK, 3 rows affected (0.00 sec)</text:p>
      <text:p text:style-name="Standard">Records: 3 <text:s/>Duplicates: 0 <text:s/>Warnings: 0</text:p>
      <text:p text:style-name="Standard"/>
      <text:p text:style-name="Standard">mysql&gt; SELECT * FROM imports;</text:p>
      <text:p text:style-name="Standard">+--------+---------------+</text:p>
      <text:p text:style-name="Standard">| items <text:s/>| city <text:s text:c="9"/>|</text:p>
      <text:p text:style-name="Standard">+--------+---------------+</text:p>
      <text:p text:style-name="Standard">| Tomato | United states |</text:p>
      <text:p text:style-name="Standard">| Potato | Australia <text:s text:c="4"/>|</text:p>
      <text:p text:style-name="Standard">| Onion <text:s/>| china <text:s text:c="8"/>|</text:p>
      <text:p text:style-name="Standard">+--------+---------------+</text:p>
      <text:p text:style-name="Standard">3 rows in set (0.01 sec)</text:p>
      <text:p text:style-name="Standard"/>
      <text:p text:style-name="Standard">mysql&gt; insert into imports values ("Cabbage","china"),("capsicum","nepal"),("Brinjal","India");</text:p>
      <text:p text:style-name="Standard">Query OK, 3 rows affected (0.01 sec)</text:p>
      <text:p text:style-name="Standard">Records: 3 <text:s/>Duplicates: 0 <text:s/>Warnings: 0</text:p>
      <text:p text:style-name="Standard"/>
      <text:p text:style-name="Standard">mysql&gt; insert into imports values ("Avacado","India"),("Carrot","India"),("Cauliflower","India"),("Chillies","United states");</text:p>
      <text:p text:style-name="Standard">Query OK, 4 rows affected (0.01 sec)</text:p>
      <text:p text:style-name="Standard">Records: 4 <text:s/>Duplicates: 0 <text:s/>Warnings: 0</text:p>
      <text:p text:style-name="Standard"/>
      <text:p text:style-name="Standard">mysql&gt; SELECT * FROM imports;</text:p>
      <text:p text:style-name="Standard">+-------------+---------------+</text:p>
      <text:p text:style-name="Standard">| items <text:s text:c="6"/>| city <text:s text:c="9"/>|</text:p>
      <text:p text:style-name="Standard">+-------------+---------------+</text:p>
      <text:p text:style-name="Standard">| Tomato <text:s text:c="5"/>| United states |</text:p>
      <text:p text:style-name="Standard"><text:soft-page-break/>| Potato <text:s text:c="5"/>| Australia <text:s text:c="4"/>|</text:p>
      <text:p text:style-name="Standard">| Onion <text:s text:c="6"/>| china <text:s text:c="8"/>|</text:p>
      <text:p text:style-name="Standard">| Cabbage <text:s text:c="4"/>| china <text:s text:c="8"/>|</text:p>
      <text:p text:style-name="Standard">| capsicum <text:s text:c="3"/>| nepal <text:s text:c="8"/>|</text:p>
      <text:p text:style-name="Standard">| Brinjal <text:s text:c="4"/>| India <text:s text:c="8"/>|</text:p>
      <text:p text:style-name="Standard">| Avacado <text:s text:c="4"/>| India <text:s text:c="8"/>|</text:p>
      <text:p text:style-name="Standard">| Carrot <text:s text:c="5"/>| India <text:s text:c="8"/>|</text:p>
      <text:p text:style-name="Standard">| Cauliflower | India <text:s text:c="8"/>|</text:p>
      <text:p text:style-name="Standard">| Chillies <text:s text:c="3"/>| United states |</text:p>
      <text:p text:style-name="Standard">+-------------+---------------+</text:p>
      <text:p text:style-name="Standard">10 rows in set (0.00 sec)</text:p>
      <text:p text:style-name="Standard"/>
      <text:p text:style-name="Standard">mysql&gt; select Products.id,Products.name,imports.items,imports.city from Products.items = imports.items;</text:p>
      <text:p text:style-name="Standard">ERROR 1064 (42000): You have an error in your SQL syntax; check the manual that corresponds to your MySQL server version for the right syntax to use near '= imports.items' at line 1</text:p>
      <text:p text:style-name="Standard">mysql&gt; select Products.id,Products.name,imports.items,imports.city from Products inner join imports on Products.items = imports.items;</text:p>
      <text:p text:style-name="Standard">+----+-----------------+-------------+---------------+</text:p>
      <text:p text:style-name="Standard">| id | name <text:s text:c="11"/>| items <text:s text:c="6"/>| city <text:s text:c="9"/>|</text:p>
      <text:p text:style-name="Standard">+----+-----------------+-------------+---------------+</text:p>
      <text:p text:style-name="Standard">| <text:s/>1 | Kasi <text:s text:c="11"/>| Tomato <text:s text:c="5"/>| United states |</text:p>
      <text:p text:style-name="Standard">| <text:s/>2 | Deepak <text:s text:c="9"/>| Potato <text:s text:c="5"/>| Australia <text:s text:c="4"/>|</text:p>
      <text:p text:style-name="Standard">| <text:s/>3 | Keerthana <text:s text:c="6"/>| Onion <text:s text:c="6"/>| china <text:s text:c="8"/>|</text:p>
      <text:p text:style-name="Standard">| <text:s/>4 | Meenu <text:s text:c="10"/>| Cabbage <text:s text:c="4"/>| china <text:s text:c="8"/>|</text:p>
      <text:p text:style-name="Standard">| <text:s/>5 | Musaraf <text:s text:c="8"/>| capsicum <text:s text:c="3"/>| nepal <text:s text:c="8"/>|</text:p>
      <text:p text:style-name="Standard">| <text:s/>6 | Pavan <text:s text:c="10"/>| Brinjal <text:s text:c="4"/>| India <text:s text:c="8"/>|</text:p>
      <text:p text:style-name="Standard">| <text:s/>7 | Selva <text:s text:c="10"/>| Avacado <text:s text:c="4"/>| India <text:s text:c="8"/>|</text:p>
      <text:p text:style-name="Standard">| <text:s/>8 | Suguram <text:s text:c="8"/>| Carrot <text:s text:c="5"/>| India <text:s text:c="8"/>|</text:p>
      <text:p text:style-name="Standard">| <text:s/>9 | Vaishnavi <text:s text:c="6"/>| Cauliflower | India <text:s text:c="8"/>|</text:p>
      <text:p text:style-name="Standard">| 10 | Venkatakrishnan | Chillies <text:s text:c="3"/>| United states |</text:p>
      <text:p text:style-name="Standard">+----+-----------------+-------------+---------------+</text:p>
      <text:p text:style-name="Standard">10 rows in set (0.00 sec)</text:p>
      <text:p text:style-name="Standard"/>
      <text:p text:style-name="Standard">mysql&gt;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1T21:38:30.697657988</meta:creation-date>
    <dc:date>2022-02-11T21:39:08.747608180</dc:date>
    <meta:editing-duration>PT38S</meta:editing-duration>
    <meta:editing-cycles>1</meta:editing-cycles>
    <meta:document-statistic meta:table-count="0" meta:image-count="0" meta:object-count="0" meta:page-count="3" meta:paragraph-count="119" meta:word-count="852" meta:character-count="5366" meta:non-whitespace-character-count="3838"/>
    <meta:generator>LibreOffice/6.4.7.2$Linux_X86_64 LibreOffice_project/40$Build-2</meta:generator>
  </office:meta>
</office:document-meta>
</file>